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18pt" style:font-size-complex="18pt"/>
    </style:style>
    <style:style style:name="P3" style:family="paragraph">
      <style:text-properties fo:font-size="20pt"/>
    </style:style>
    <style:style style:name="P4" style:family="paragraph">
      <style:text-properties fo:font-size="24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tandard Librarie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containers and iterators</text:p>
              </text:list-item>
              <text:list-item>
                <text:p>algorithms</text:p>
              </text:list-item>
              <text:list-item>
                <text:p>string, iostream, stringstream</text:p>
              </text:list-item>
              <text:list-item>
                <text:p>pair</text:p>
              </text:list-item>
              <text:list-item>
                <text:p>functional</text:p>
              </text:list-item>
              <text:list-item>
                <text:p>the C library</text:p>
              </text:list-item>
              <text:list-item>
                <text:p>C++ in the future: boost, tr1, C++0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ntainer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equential: vector, list, deque</text:p>
              </text:list-item>
              <text:list-item>
                <text:p>Associative: map, multimap, set, multiset</text:p>
              </text:list-item>
              <text:list-item>
                <text:p>Adaptive: queue, stack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><text:span text:style-name="T1">Exampl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Iterator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Categories...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Example..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Algorithm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xamples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Example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str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Before (C style) and after example???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Example..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iostream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a = f() * <text:s/>g() + h();</text:span></text:p>
          <text:p text:style-name="P4"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stringstream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xamples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a = f() * <text:s/>g() + h();</text:span></text:p>
          <text:p text:style-name="P4"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pair&lt;T1,T2&gt;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xamples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a = f() * <text:s/>g() + h();</text:span></text:p>
          <text:p text:style-name="P4"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&lt;functional&gt;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xamples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a = f() * <text:s/>g() + h();</text:span></text:p>
          <text:p text:style-name="P4"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The C Library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#include &lt;cX&gt;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Example..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Boost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hat is it?</text:p>
              </text:list-item>
              <text:list-item>
                <text:p>Where does it live?</text:p>
              </text:list-item>
              <text:list-item>
                <text:p>What's in it?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Example..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tr1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xamples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a = f() * <text:s/>g() + h();</text:span></text:p>
          <text:p text:style-name="P4"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C++0x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xamples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a = f() * <text:s/>g() + h();</text:span></text:p>
          <text:p text:style-name="P4"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03H14M37S</meta:editing-duration>
    <meta:editing-cycles>29</meta:editing-cycles>
    <dc:date>2011-03-18T20:42:13</dc:date>
    <meta:generator>NeoOffice/3.1.2$Unix OpenOffice.org_project/Patch 4</meta:generator>
    <meta:document-statistic meta:object-count="82"/>
  </office:meta>
</office:document-meta>
</file>